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.1cm" svg:stroke-color="#ff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Tirets_20_fins_20_medium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hatch" draw:fill-gradient-name="Gradient_20_1" draw:fill-hatch-name="Hachure_20_rouge_20_espacées" draw:fill-hatch-solid="false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.016cm" svg:height="0.762cm" svg:x="9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.016cm" svg:height="0.762cm" svg:x="15.5cm" svg:y="10.23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4cm" svg:y1="11cm" svg:x2="16cm" svg:y2="11cm">
          <text:p/>
        </draw:line>
        <draw:line draw:style-name="gr2" draw:text-style-name="P1" draw:layer="layout" svg:x1="9cm" svg:y1="15cm" svg:x2="9cm" svg:y2="6cm">
          <text:p/>
        </draw:line>
        <draw:line draw:style-name="gr3" draw:text-style-name="P1" draw:layer="layout" svg:x1="12cm" svg:y1="14.5cm" svg:x2="6cm" svg:y2="7.5cm">
          <text:p/>
        </draw:line>
        <draw:line draw:style-name="gr4" draw:text-style-name="P1" draw:layer="layout" svg:x1="9cm" svg:y1="11cm" svg:x2="4cm" svg:y2="8cm">
          <text:p/>
        </draw:line>
        <draw:line draw:style-name="gr5" draw:text-style-name="P1" draw:layer="layout" svg:x1="15.5cm" svg:y1="14.9cm" svg:x2="9cm" svg:y2="11cm">
          <text:p/>
        </draw:line>
        <draw:frame draw:style-name="gr6" draw:text-style-name="P2" draw:layer="layout" svg:width="5.5cm" svg:height="1.25cm" svg:x="10cm" svg:y="8.25cm">
          <draw:text-box>
            <text:p><text:span text:style-name="T1">Zone impossible</text:span></text:p>
          </draw:text-box>
        </draw:frame>
        <draw:frame draw:style-name="gr1" xml:id="id1" draw:id="id1" draw:layer="layout" svg:width="2.684cm" svg:height="0.762cm" svg:x="2.5cm" svg:y="6.2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1.737cm" svg:height="0.677cm" svg:x="4.763cm" svg:y="7.82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1.737cm" svg:height="0.677cm" svg:x="4cm" svg:y="10.32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737cm" svg:height="0.677cm" svg:x="4cm" svg:y="11.32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xml:id="id2" draw:id="id2" draw:layer="layout" svg:width="3.58cm" svg:height="1.612cm" svg:x="8cm" svg:y="14.88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2" draw:text-style-name="P1" draw:layer="layout" draw:type="curve" svg:x1="2.5cm" svg:y1="6.619cm" svg:x2="3.71cm" svg:y2="7.908cm" draw:start-shape="id1" draw:start-glue-point="3" svg:d="m2500 6619c-750 0-1355 1289 1210 1289">
          <text:p/>
        </draw:connector>
        <draw:connector draw:style-name="gr7" draw:text-style-name="P1" draw:layer="layout" draw:type="curve" svg:x1="11.58cm" svg:y1="15.694cm" svg:x2="11.931cm" svg:y2="14.806cm" draw:start-shape="id2" draw:start-glue-point="1" svg:d="m11580 15694c750 0 574-888 351-888">
          <text:p/>
        </draw:connector>
        <draw:polygon draw:style-name="gr8" draw:text-style-name="P1" draw:layer="layout" svg:width="9.5cm" svg:height="7cm" svg:x="5.999cm" svg:y="7.499cm" svg:viewBox="0 0 9501 7001" draw:points="0,0 6001,0 6001,1 9501,1 9501,7001 6001,700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chure_20_rouge_20_espacées" draw:display-name="Hachure rouge espacées" draw:style="single" draw:color="#800000" draw:distance="0.508cm" draw:rotation="450"/>
    <draw:hatch draw:name="Hatch_20_1" draw:display-name="Hatch 1" draw:style="single" draw:color="#800000" draw:distance="0.51cm" draw:rotation="450"/>
    <draw:marker draw:name="Arrow" svg:viewBox="0 0 20 30" svg:d="m10 0-10 30h20z"/>
    <draw:stroke-dash draw:name="Tirets_20_fins_20_medium" draw:display-name="Tirets fins medium" draw:style="rect" draw:dots1="1" draw:dots1-length="0.2cm" draw:dots2="1" draw:dots2-length="0.2cm" draw:distance="0.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7T19:31:50.82</meta:creation-date>
    <meta:generator>LibreOffice/3.4$Win32 LibreOffice_project/340m1$Build-203</meta:generator>
    <dc:date>2012-03-20T15:09:22.01</dc:date>
    <meta:editing-duration>PT27M9S</meta:editing-duration>
    <meta:editing-cycles>2</meta:editing-cycles>
    <meta:document-statistic meta:object-count="16"/>
  </office:meta>
</office:document-meta>
</file>

<file path=Object 1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2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3/content.xml><?xml version="1.0" encoding="utf-8"?>
<math xmlns="http://www.w3.org/1998/Math/MathML">
  <semantics>
    <mrow>
      <msub>
        <mi>Q</mi>
        <mi>C</mi>
      </msub>
      <mo stretchy="false">=</mo>
      <mrow>
        <mo stretchy="false">−</mo>
        <msub>
          <mi>Q</mi>
          <mi>f</mi>
        </msub>
      </mrow>
    </mrow>
    <annotation encoding="StarMath 5.0">Q_C = - Q_f</annotation>
  </semantics>
</math>
</file>

<file path=Object 4/content.xml><?xml version="1.0" encoding="utf-8"?>
<math xmlns="http://www.w3.org/1998/Math/MathML">
  <semantics>
    <mrow>
      <mi>W</mi>
      <mo stretchy="false">&lt;</mo>
      <mn>0</mn>
    </mrow>
    <annotation encoding="StarMath 5.0">W &lt;0</annotation>
  </semantics>
</math>
</file>

<file path=Object 5/content.xml><?xml version="1.0" encoding="utf-8"?>
<math xmlns="http://www.w3.org/1998/Math/MathML">
  <semantics>
    <mrow>
      <mi>W</mi>
      <mo stretchy="false">&gt;</mo>
      <mn>0</mn>
    </mrow>
    <annotation encoding="StarMath 5.0">W &gt; 0</annotation>
  </semantics>
</math>
</file>

<file path=Object 6/content.xml><?xml version="1.0" encoding="utf-8"?>
<math xmlns="http://www.w3.org/1998/Math/MathML">
  <semantics>
    <mrow>
      <mi>W</mi>
      <mo stretchy="false">&gt;</mo>
      <mn>0</mn>
    </mrow>
    <annotation encoding="StarMath 5.0">W &gt; 0</annotation>
  </semantics>
</math>
</file>

<file path=Object 7/content.xml><?xml version="1.0" encoding="utf-8"?>
<math xmlns="http://www.w3.org/1998/Math/MathML">
  <semantics>
    <mstyle color="red">
      <mrow>
        <mrow>
          <mrow>
            <msub>
              <mi>Q</mi>
              <mi>C</mi>
            </msub>
            <mo stretchy="false">=</mo>
            <mrow>
              <mo stretchy="false">−</mo>
              <mfrac>
                <msub>
                  <mi>T</mi>
                  <mi>C</mi>
                </msub>
                <msub>
                  <mi>T</mi>
                  <mi>f</mi>
                </msub>
              </mfrac>
            </mrow>
          </mrow>
          <msub>
            <mi>Q</mi>
            <mi>f</mi>
          </msub>
        </mrow>
      </mrow>
    </mstyle>
    <annotation encoding="StarMath 5.0">color red{Q_C = - {{T_C} over {T_f}} Q_f}</annotation>
  </semantics>
</math>
</file>